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B000000B202693CF3861DDD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f04e4d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f9a87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4.961cm" fo:min-width="7.776cm" fo:padding-top="0.165cm" fo:padding-bottom="0.165cm" fo:padding-left="0.29cm" fo:padding-right="0.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7" style:family="graphic" style:parent-style-name="standard">
      <style:graphic-properties svg:stroke-width="0.081cm" draw:marker-start-width="0.321cm" draw:marker-end-width="0.321cm" draw:fill="none" draw:fill-color="#8f93c7" draw:textarea-horizontal-align="justify" draw:textarea-vertical-align="middle" draw:auto-grow-height="false" fo:min-height="13.392cm" fo:min-width="19.995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8.592cm" fo:min-width="6.739cm" fo:padding-top="0.151cm" fo:padding-bottom="0.151cm" fo:padding-left="0.276cm" fo:padding-right="0.276cm"/>
    </style:style>
    <style:style style:name="gr12" style:family="graphic" style:parent-style-name="standard">
      <style:graphic-properties svg:stroke-color="#2b511a" draw:fill-color="#72bf44" draw:textarea-horizontal-align="justify" draw:textarea-vertical-align="middle" draw:auto-grow-height="false" fo:min-height="0.114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-color="#bee3d3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draw:marker-start-width="0.252cm" draw:marker-end-width="0.252cm" draw:fill-color="#8ccfb7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draw:marker-start-width="0.252cm" draw:marker-end-width="0.252cm" draw:fill-color="#ffdaa2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0" style:family="graphic" style:parent-style-name="standard" style:list-style-name="L1">
      <style:graphic-properties svg:stroke-width="0.035cm" draw:marker-start-width="0.252cm" draw:marker-end-width="0.252cm" draw:fill-color="#bee3d3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1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7.796cm" fo:min-width="7.649cm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042cm" fo:min-width="1.639cm" fo:padding-top="0.151cm" fo:padding-bottom="0.151cm" fo:padding-left="0.276cm" fo:padding-right="0.276cm"/>
    </style:style>
    <style:style style:name="gr23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5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3.7cm" fo:min-width="11.113cm" fo:padding-top="0.165cm" fo:padding-bottom="0.165cm" fo:padding-left="0.29cm" fo:padding-right="0.29cm"/>
    </style:style>
    <style:style style:name="gr26" style:family="graphic" style:parent-style-name="standard">
      <style:graphic-properties svg:stroke-width="0.035cm" draw:marker-start-width="0.252cm" draw:marker-end-width="0.252cm" draw:fill-color="#00aaad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draw:marker-start-width="0.252cm" draw:marker-end-width="0.252cm" draw:fill-color="#bee3d3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draw:marker-start-width="0.252cm" draw:marker-end-width="0.252cm" draw:fill-color="#bce4e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3" style:family="graphic" style:parent-style-name="standard">
      <style:graphic-properties svg:stroke-width="0.081cm" svg:stroke-color="#e3d200" draw:marker-start-width="0.321cm" draw:marker-end-width="0.321cm" draw:fill="none" draw:fill-color="#ffe5ca" draw:textarea-horizontal-align="justify" draw:textarea-vertical-align="middle" draw:auto-grow-height="false" fo:min-height="5.241cm" fo:min-width="3.972cm" fo:padding-top="0.165cm" fo:padding-bottom="0.165cm" fo:padding-left="0.29cm" fo:padding-right="0.29cm"/>
    </style:style>
    <style:style style:name="gr34" style:family="graphic" style:parent-style-name="standard">
      <style:graphic-properties svg:stroke-width="0.035cm" draw:marker-start-width="0.252cm" draw:marker-end-width="0.252cm" draw:fill-color="#fedcc6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draw:marker-start-width="0.252cm" draw:marker-end-width="0.252cm" draw:fill-color="#fedcc6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draw:marker-start-width="0.252cm" draw:marker-end-width="0.252cm" draw:fill-color="#cccccc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draw:marker-start-width="0.252cm" draw:marker-end-width="0.252cm" draw:fill-color="#87d1d1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draw:marker-start-width="0.252cm" draw:marker-end-width="0.252cm" draw:fill-color="#bce4e5" draw:textarea-horizontal-align="justify" draw:textarea-vertical-align="middle" draw:auto-grow-height="false" fo:min-height="0.391cm" fo:min-width="0.562cm" fo:padding-top="0.142cm" fo:padding-bottom="0.142cm" fo:padding-left="0.267cm" fo:padding-right="0.267cm"/>
    </style:style>
    <style:style style:name="gr39" style:family="graphic" style:parent-style-name="standard">
      <style:graphic-properties svg:stroke-width="0.081cm" svg:stroke-color="#e3d200" draw:marker-start-width="0.321cm" draw:marker-end-width="0.321cm" draw:fill="none" draw:fill-color="#ffe5ca" draw:textarea-horizontal-align="justify" draw:textarea-vertical-align="middle" draw:auto-grow-height="false" fo:min-height="7.489cm" fo:min-width="8.355cm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7.778cm" fo:min-width="12.566cm" fo:padding-top="0.165cm" fo:padding-bottom="0.165cm" fo:padding-left="0.29cm" fo:padding-right="0.29cm"/>
    </style:style>
    <style:style style:name="gr41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draw:marker-start-width="0.252cm" draw:marker-end-width="0.252cm" draw:fill-color="#7da7d8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draw:marker-start-width="0.252cm" draw:marker-end-width="0.252cm" draw:fill-color="#8f93c7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5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5.888cm" fo:min-width="10.188cm" fo:padding-top="0.165cm" fo:padding-bottom="0.165cm" fo:padding-left="0.29cm" fo:padding-right="0.29cm"/>
    </style:style>
    <style:style style:name="gr46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3.973cm" fo:padding-top="0.151cm" fo:padding-bottom="0.151cm" fo:padding-left="0.276cm" fo:padding-right="0.276cm"/>
    </style:style>
    <style:style style:name="gr47" style:family="graphic" style:parent-style-name="standard">
      <style:graphic-properties svg:stroke-width="0.035cm" draw:marker-start-width="0.252cm" draw:marker-end-width="0.252cm" draw:fill-color="#faa61a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8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8.426cm" fo:min-width="11.89cm" fo:padding-top="0.165cm" fo:padding-bottom="0.165cm" fo:padding-left="0.29cm" fo:padding-right="0.29cm"/>
    </style:style>
    <style:style style:name="gr49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4.04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5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815cm" fo:min-width="9.771cm" fo:padding-top="0.165cm" fo:padding-bottom="0.165cm" fo:padding-left="0.29cm" fo:padding-right="0.29cm"/>
    </style:style>
    <style:style style:name="gr52" style:family="graphic" style:parent-style-name="standard">
      <style:graphic-properties svg:stroke-width="0.035cm" draw:marker-start-width="0.252cm" draw:marker-end-width="0.252cm" draw:fill-color="#fffbcc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3" style:family="graphic" style:parent-style-name="standard">
      <style:graphic-properties draw:textarea-horizontal-align="justify" draw:textarea-vertical-align="middle" draw:auto-grow-height="false" fo:min-height="0.707cm" fo:min-width="2.288cm"/>
    </style:style>
    <style:style style:name="gr54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191cm" fo:min-width="2.374cm" fo:padding-top="0.142cm" fo:padding-bottom="0.142cm" fo:padding-left="0.267cm" fo:padding-right="0.267cm"/>
    </style:style>
    <style:style style:name="gr55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647cm" fo:min-width="5.264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3.889cm" fo:min-width="2.884cm" fo:padding-top="0.151cm" fo:padding-bottom="0.151cm" fo:padding-left="0.276cm" fo:padding-right="0.276cm"/>
    </style:style>
    <style:style style:name="gr57" style:family="graphic" style:parent-style-name="standard">
      <style:graphic-properties svg:stroke-color="#2b511a" draw:fill-color="#72bf44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964cm"/>
    </style:style>
    <style:style style:name="gr5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daa2"/>
      <style:paragraph-properties fo:text-align="center"/>
    </style:style>
    <style:style style:name="P3" style:family="paragraph">
      <loext:graphic-properties draw:fill-color="#f04e4d"/>
      <style:paragraph-properties fo:text-align="center"/>
    </style:style>
    <style:style style:name="P4" style:family="paragraph">
      <loext:graphic-properties draw:fill-color="#f9a87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8f93c7"/>
      <style:paragraph-properties fo:text-align="center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bee3d3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8ccfb7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ffdaa2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-color="#bee3d3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8" style:family="paragraph">
      <loext:graphic-properties draw:fill-color="#bee3d3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faa61a"/>
      <style:paragraph-properties fo:text-align="center"/>
    </style:style>
    <style:style style:name="P21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-color="#bee3d3"/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-color="#00aaad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-color="#faa61a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-color="#ffe5ca"/>
      <style:paragraph-properties fo:text-align="center"/>
    </style:style>
    <style:style style:name="P27" style:family="paragraph">
      <loext:graphic-properties draw:fill-color="#bce4e5"/>
      <style:paragraph-properties fo:text-align="center"/>
    </style:style>
    <style:style style:name="P28" style:family="paragraph">
      <loext:graphic-properties draw:fill-color="#ffe5ca"/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="none" draw:fill-color="#ffe5ca"/>
      <style:paragraph-properties fo:text-align="center"/>
    </style:style>
    <style:style style:name="P30" style:family="paragraph">
      <loext:graphic-properties draw:fill-color="#fedcc6"/>
      <style:paragraph-properties fo:text-align="center"/>
      <style:text-properties fo:font-size="10pt" style:font-size-asian="10pt" style:font-size-complex="10pt"/>
    </style:style>
    <style:style style:name="P31" style:family="paragraph">
      <loext:graphic-properties draw:fill-color="#fedcc6"/>
      <style:paragraph-properties fo:text-align="center"/>
    </style:style>
    <style:style style:name="P32" style:family="paragraph">
      <loext:graphic-properties draw:fill-color="#cccccc"/>
      <style:paragraph-properties fo:text-align="center"/>
    </style:style>
    <style:style style:name="P33" style:family="paragraph">
      <loext:graphic-properties draw:fill-color="#87d1d1"/>
      <style:paragraph-properties fo:text-align="center"/>
      <style:text-properties fo:font-size="10pt" style:font-size-asian="10pt" style:font-size-complex="10pt"/>
    </style:style>
    <style:style style:name="P34" style:family="paragraph">
      <loext:graphic-properties draw:fill-color="#bce4e5"/>
      <style:paragraph-properties fo:text-align="center"/>
      <style:text-properties fo:font-size="10pt" style:font-size-asian="10pt" style:font-size-complex="10pt"/>
    </style:style>
    <style:style style:name="P35" style:family="paragraph">
      <loext:graphic-properties draw:fill="none" draw:fill-color="#ffffff"/>
      <style:text-properties fo:font-size="10pt" style:font-size-asian="10pt" style:font-size-complex="10pt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loext:graphic-properties draw:fill-color="#ffe5ca"/>
      <style:paragraph-properties fo:text-align="center"/>
      <style:text-properties fo:font-size="18pt"/>
    </style:style>
    <style:style style:name="P38" style:family="paragraph">
      <loext:graphic-properties draw:fill-color="#fff450"/>
      <style:paragraph-properties fo:text-align="center"/>
      <style:text-properties fo:font-size="18pt"/>
    </style:style>
    <style:style style:name="P39" style:family="paragraph">
      <loext:graphic-properties draw:fill-color="#7da7d8"/>
      <style:paragraph-properties fo:text-align="center"/>
      <style:text-properties fo:font-size="18pt"/>
    </style:style>
    <style:style style:name="P40" style:family="paragraph">
      <loext:graphic-properties draw:fill-color="#8f93c7"/>
      <style:paragraph-properties fo:text-align="center"/>
      <style:text-properties fo:font-size="18pt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loext:graphic-properties draw:fill-color="#7da7d8"/>
      <style:paragraph-properties fo:text-align="center"/>
    </style:style>
    <style:style style:name="P43" style:family="paragraph">
      <loext:graphic-properties draw:fill-color="#8f93c7"/>
      <style:paragraph-properties fo:text-align="center"/>
    </style:style>
    <style:style style:name="P44" style:family="paragraph">
      <loext:graphic-properties draw:fill-color="#fffbcc"/>
      <style:paragraph-properties fo:text-align="center"/>
    </style:style>
    <style:style style:name="P45" style:family="paragraph">
      <loext:graphic-properties draw:fill-color="#fff45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T3" style:family="text">
      <style:text-properties fo:font-size="18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9.354cm">
          <text:p text:style-name="P1">(3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1.8cm" svg:y="7.946cm">
          <text:p text:style-name="P1">(2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10.737cm">
          <text:p text:style-name="P1">(3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4.096cm" svg:y="9.354cm">
          <text:p text:style-name="P1">(2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8.356cm" svg:height="5.291cm" svg:x="8.719cm" svg:y="4.9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6" draw:text-style-name="P6" draw:layer="layout" svg:width="2.292cm" svg:height="1.433cm" svg:x="7.526cm" svg:y="5.399cm">
          <draw:text-box>
            <text:p><text:span text:style-name="T1">(-32,40)</text:span></text:p>
          </draw:text-box>
        </draw:frame>
        <draw:custom-shape draw:style-name="gr7" draw:text-style-name="P7" draw:layer="layout" svg:width="20.495cm" svg:height="13.642cm" svg:x="3.903cm" svg:y="1.04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291cm" svg:height="1.039cm" svg:x="3.933cm" svg:y="0.396cm">
          <draw:text-box>
            <text:p><text:span text:style-name="T1">renderer</text:span></text:p>
          </draw:text-box>
        </draw:frame>
        <draw:frame draw:style-name="gr9" draw:text-style-name="P6" draw:layer="layout" svg:width="1.535cm" svg:height="0.645cm" svg:x="11.8cm" svg:y="1.669cm">
          <draw:text-box>
            <text:p><text:span text:style-name="T1">0</text:span></text:p>
          </draw:text-box>
        </draw:frame>
        <draw:frame draw:style-name="gr9" draw:text-style-name="P6" draw:layer="layout" svg:width="1.535cm" svg:height="0.645cm" svg:x="7.223cm" svg:y="1.631cm">
          <draw:text-box>
            <text:p><text:span text:style-name="T1">-64</text:span></text:p>
          </draw:text-box>
        </draw:frame>
        <draw:frame draw:style-name="gr9" draw:text-style-name="P6" draw:layer="layout" svg:width="1.535cm" svg:height="0.645cm" svg:x="4.618cm" svg:y="4.515cm">
          <draw:text-box>
            <text:p><text:span text:style-name="T1">32</text:span></text:p>
          </draw:text-box>
        </draw:frame>
        <draw:frame draw:style-name="gr9" draw:text-style-name="P6" draw:layer="layout" svg:width="1.535cm" svg:height="0.645cm" svg:x="4.325cm" svg:y="7.266cm">
          <draw:text-box>
            <text:p><text:span text:style-name="T1">64</text:span></text:p>
          </draw:text-box>
        </draw:frame>
        <draw:frame draw:style-name="gr9" draw:text-style-name="P6" draw:layer="layout" svg:width="1.535cm" svg:height="0.645cm" svg:x="4.599cm" svg:y="1.631cm">
          <draw:text-box>
            <text:p><text:span text:style-name="T1">0</text:span></text:p>
          </draw:text-box>
        </draw:frame>
        <draw:frame draw:style-name="gr9" draw:text-style-name="P6" draw:layer="layout" svg:width="1.535cm" svg:height="0.645cm" svg:x="4.536cm" svg:y="10.124cm">
          <draw:text-box>
            <text:p><text:span text:style-name="T1">96</text:span></text:p>
          </draw:text-box>
        </draw:frame>
        <draw:g>
          <draw:frame draw:style-name="gr10" draw:text-style-name="P5" draw:layer="layout" svg:width="13.713cm" svg:height="8.624cm" svg:x="8.758cm" svg:y="1.933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11" draw:text-style-name="P5" draw:layer="layout" svg:width="7.291cm" svg:height="8.894cm" svg:x="10.753cm" svg:y="1.6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519cm" svg:height="0.514cm" svg:x="13.688cm" svg:y="10.2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14" draw:text-style-name="P2" draw:layer="layout" svg:width="2.191cm" svg:height="1.349cm" svg:x="12.079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85cm" svg:y="4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76cm" svg:y="5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61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67cm" svg:y="7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52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58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7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6cm" svg:y="5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61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67cm" svg:y="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52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8cm" svg:y="7.7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43cm" svg:y="8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9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cm" svg:y="5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86cm" svg:y="5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1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77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62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68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3cm" svg:y="9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59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77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2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68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3cm" svg:y="8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59cm" svg:y="9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4cm" svg:y="9.8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45cm" svg:y="10.4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4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5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1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46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2cm" svg:y="9.8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14.237cm" svg:y="10.492cm">
          <text:p text:style-name="P13"><text:span text:style-name="T2">(4,7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3cm" svg:y="11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55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1cm" svg:y="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46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2cm" svg:y="9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37cm" svg:y="9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43cm" svg:y="10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28cm" svg:y="11.1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1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65cm" svg:y="7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71cm" svg:y="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56cm" svg:y="9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62cm" svg:y="9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9.847cm" svg:y="10.502cm">
          <text:p text:style-name="P13"><text:span text:style-name="T2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53cm" svg:y="11.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8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12.5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6cm" svg:y="8.4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2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47cm" svg:y="9.8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53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38cm" svg:y="11.1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44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9cm" svg:y="12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6" draw:layer="layout" svg:width="2.191cm" svg:height="1.349cm" svg:x="10.994cm" svg:y="3.05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803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66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47cm" svg:y="5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38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4.348cm" svg:y="7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8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83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89cm" svg:y="9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474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cm" svg:y="11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5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12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6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2cm" svg:y="13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3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4.259cm" svg:y="3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4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5cm" svg:y="5.0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5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1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26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32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2.068cm" svg:y="2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14.237cm" svg:y="2.398cm">
          <text:p text:style-name="P13"><text:span text:style-name="T2">(-2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343cm" svg:y="3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428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7.534cm" svg:y="4.4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19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25cm" svg:y="5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1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916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152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7" draw:layer="layout" svg:width="2.191cm" svg:height="1.349cm" svg:x="9.913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7.722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6.586cm" svg:y="4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6cm" svg:y="5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7cm" svg:y="5.7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67cm" svg:y="6.4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58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807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5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987cm" svg:y="1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1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8" draw:layer="layout" svg:width="2.191cm" svg:height="1.349cm" svg:x="8.828cm" svg:y="1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6.637cm" svg:y="3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01cm" svg:y="3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9" draw:layer="layout" svg:width="2.191cm" svg:height="1.349cm" svg:x="4.381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72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82cm" svg:y="5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3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7.722cm" svg:y="2.346cm">
          <text:p text:style-name="P13"><text:span text:style-name="T2">(1,-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902cm" svg:y="1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86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5" draw:layer="layout" svg:width="8.229cm" svg:height="8.126cm" svg:x="9.512cm" svg:y="3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2.191cm" svg:height="1.344cm" svg:x="8.828cm" svg:y="3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custom-shape draw:style-name="gr18" draw:text-style-name="P15" draw:layer="layout" svg:width="2.191cm" svg:height="1.349cm" svg:x="11.8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2.906cm" svg:y="2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3.991cm" svg:y="3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97cm" svg:y="4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16.182cm" svg:y="5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88cm" svg:y="5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8.373cm" svg:y="6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9.479cm" svg:y="7.0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691cm" svg:y="2.9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1.797cm" svg:y="3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82cm" svg:y="4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8cm" svg:y="5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73cm" svg:y="5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179cm" svg:y="6.3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64cm" svg:y="7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8.37cm" svg:y="7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601cm" svg:y="3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70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92cm" svg:y="5.0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98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3cm" svg:y="6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89cm" svg:y="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174cm" svg:y="7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28cm" svg:y="8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92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98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83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89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74cm" svg:y="7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8cm" svg:y="7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65cm" svg:y="8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16.171cm" svg:y="9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85cm" svg:y="5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91cm" svg:y="5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7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82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67cm" svg:y="7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73cm" svg:y="8.4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958cm" svg:y="9.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064cm" svg:y="9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76cm" svg:y="5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82cm" svg:y="6.4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67cm" svg:y="7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73cm" svg:y="7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58cm" svg:y="8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1.764cm" svg:y="9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849cm" svg:y="9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3.955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186cm" svg:y="6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92cm" svg:y="7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77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83cm" svg:y="8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568cm" svg:y="9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674cm" svg:y="9.7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1.759cm" svg:y="10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2.865cm" svg:y="1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077cm" svg:y="7.0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5.183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68cm" svg:y="8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7.374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459cm" svg:y="9.7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6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65cm" svg:y="11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1.756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0.715cm" svg:y="1.648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524cm" svg:y="2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388cm" svg:y="3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268cm" svg:y="4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5.159cm" svg:y="5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069cm" svg:y="5.7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2.9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609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3.004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4.11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0" draw:layer="layout" svg:width="2.191cm" svg:height="1.349cm" svg:x="5.195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6.301cm" svg:y="9.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386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492cm" svg:y="11.1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77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683cm" svg:y="12.4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.887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draw:layer="layout" svg:width="11.693cm" svg:height="4.03cm" svg:x="6.012cm" svg:y="5.4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5" draw:text-style-name="P12" draw:layer="layout" svg:width="2.191cm" svg:height="1.349cm" svg:x="11.8cm" svg:y="2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2" draw:layer="layout" svg:width="2.191cm" svg:height="1.349cm" svg:x="12.906cm" svg:y="2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4" draw:layer="layout" svg:width="2.191cm" svg:height="1.349cm" svg:x="13.991cm" svg:y="3.663cm">
          <text:p text:style-name="P23">-2,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2" draw:layer="layout" svg:width="2.191cm" svg:height="1.349cm" svg:x="15.097cm" svg:y="4.341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2" draw:layer="layout" svg:width="2.191cm" svg:height="1.349cm" svg:x="16.182cm" svg:y="5.01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8cm" svg:y="5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73cm" svg:y="6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79cm" svg:y="7.0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2" draw:layer="layout" svg:width="2.191cm" svg:height="1.349cm" svg:x="10.691cm" svg:y="2.9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2" draw:layer="layout" svg:width="2.191cm" svg:height="1.349cm" svg:x="11.797cm" svg:y="3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2" draw:layer="layout" svg:width="2.191cm" svg:height="1.349cm" svg:x="12.882cm" svg:y="4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3.988cm" svg:y="5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073cm" svg:y="5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9cm" svg:y="6.3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64cm" svg:y="7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7cm" svg:y="7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4" draw:layer="layout" svg:width="2.191cm" svg:height="1.349cm" svg:x="9.601cm" svg:y="3.673cm">
          <text:p text:style-name="P1"><text:span text:style-name="T1">0,-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707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11.792cm" svg:y="5.022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2.898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3.983cm" svg:y="6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5.089cm" svg:y="7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4cm" svg:y="7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cm" svg:y="8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2" draw:layer="layout" svg:width="2.191cm" svg:height="1.349cm" svg:x="8.492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9.598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0.683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1.789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2.874cm" svg:y="7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3.98cm" svg:y="7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5.065cm" svg:y="8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2" draw:layer="layout" svg:width="2.191cm" svg:height="1.349cm" svg:x="16.171cm" svg:y="9.081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85cm" svg:y="5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491cm" svg:y="5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76cm" svg:y="6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0.682cm" svg:y="7.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1.767cm" svg:y="7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2.873cm" svg:y="8.4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4" draw:layer="layout" svg:width="2.191cm" svg:height="1.349cm" svg:x="13.958cm" svg:y="9.09cm">
          <text:p text:style-name="P1"><text:span text:style-name="T1">2,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5.064cm" svg:y="9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76cm" svg:y="5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82cm" svg:y="6.4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467cm" svg:y="7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573cm" svg:y="7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0.658cm" svg:y="8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1.764cm" svg:y="9.10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849cm" svg:y="9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955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186cm" svg:y="6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92cm" svg:y="7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77cm" svg:y="7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8.483cm" svg:y="8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4" draw:layer="layout" svg:width="2.191cm" svg:height="1.349cm" svg:x="9.568cm" svg:y="9.1cm">
          <text:p text:style-name="P1"><text:span text:style-name="T1">4,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2.191cm" svg:height="1.349cm" svg:x="10.674cm" svg:y="9.7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759cm" svg:y="10.4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865cm" svg:y="11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077cm" svg:y="7.0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183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268cm" svg:y="8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374cm" svg:y="9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459cm" svg:y="9.7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56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65cm" svg:y="11.1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756cm" svg:y="11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983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5.089cm" svg:y="1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6.174cm" svg:y="2.3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8cm" svg:y="3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65cm" svg:y="3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71cm" svg:y="4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556cm" svg:y="5.0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662cm" svg:y="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874cm" svg:y="1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98cm" svg:y="2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5.065cm" svg:y="3.0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171cm" svg:y="3.6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256cm" svg:y="4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362cm" svg:y="5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447cm" svg:y="5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553cm" svg:y="6.3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9" draw:layer="layout" svg:width="4.552cm" svg:height="5.571cm" svg:x="11cm" svg:y="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32" draw:text-style-name="P28" draw:layer="layout" svg:width="2.191cm" svg:height="1.349cm" svg:x="9.087cm" svg:y="3.594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0.193cm" svg:y="4.272cm">
          <text:p text:style-name="P1"><text:span text:style-name="T1">(0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8" draw:layer="layout" svg:width="2.191cm" svg:height="1.349cm" svg:x="11.278cm" svg:y="4.943cm">
          <text:p text:style-name="P1"><text:span text:style-name="T1">(0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6" draw:layer="layout" svg:width="2.191cm" svg:height="1.349cm" svg:x="12.384cm" svg:y="5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30" draw:layer="layout" svg:width="2.191cm" svg:height="1.349cm" svg:x="7.978cm" svg:y="4.277cm">
          <text:p text:style-name="P1"><text:span text:style-name="T1">(1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30" draw:layer="layout" svg:width="2.191cm" svg:height="1.349cm" svg:x="9.084cm" svg:y="4.955cm">
          <text:p text:style-name="P1"><text:span text:style-name="T1">(1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30" draw:layer="layout" svg:width="2.191cm" svg:height="1.349cm" svg:x="10.169cm" svg:y="5.626cm">
          <text:p text:style-name="P1"><text:span text:style-name="T1">(1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11.275cm" svg:y="6.3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6.888cm" svg:y="4.9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7.994cm" svg:y="5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9.079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10.185cm" svg:y="6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2" draw:layer="layout" svg:width="2.191cm" svg:height="1.349cm" svg:x="5.779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6.885cm" svg:y="6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7.97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1" draw:layer="layout" svg:width="2.191cm" svg:height="1.349cm" svg:x="9.076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33" draw:layer="layout" svg:width="2.191cm" svg:height="1.349cm" svg:x="8.002cm" svg:y="2.923cm">
          <text:p text:style-name="P1"><text:span text:style-name="T1">(0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4" draw:layer="layout" svg:width="2.191cm" svg:height="1.349cm" svg:x="6.896cm" svg:y="3.594cm">
          <text:p text:style-name="P1"><text:span text:style-name="T1">(1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2" draw:layer="layout" svg:width="2.191cm" svg:height="1.349cm" svg:x="5.787cm" svg:y="4.272cm">
          <text:p text:style-name="P1"><text:span text:style-name="T1">(2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2" draw:layer="layout" svg:width="2.191cm" svg:height="1.349cm" svg:x="4.694cm" svg:y="4.943cm">
          <text:p text:style-name="P1"><text:span text:style-name="T1">(3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2" draw:layer="layout" svg:width="2.191cm" svg:height="1.349cm" svg:x="3.596cm" svg:y="5.621cm">
          <text:p text:style-name="P1"><text:span text:style-name="T1">(4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694cm" svg:y="6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803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6.885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7.994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498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96cm" svg:y="6.9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705cm" svg:y="7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8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6.896cm" svg:y="9.0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381cm" svg:y="6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479cm" svg:y="7.6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88cm" svg:y="8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67cm" svg:y="9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79cm" svg:y="9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0.307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405cm" svg:y="8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514cm" svg:y="9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596cm" svg:y="9.7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705cm" svg:y="10.3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9.087cm" svg:y="2.2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0.185cm" svg:y="2.9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1.294cm" svg:y="3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2.376cm" svg:y="4.2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3.485cm" svg:y="4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466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357cm" svg:y="6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1.267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158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9.076cm" svg:y="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7.978cm" svg:y="9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11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67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896cm" svg:y="10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4.567cm" svg:y="6.9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3.458cm" svg:y="7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368cm" svg:y="8.3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1.259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0.177cm" svg:y="9.6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9.079cm" svg:y="10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888cm" svg:y="11.7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5.668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33" draw:layer="layout" svg:width="2.191cm" svg:height="1.349cm" svg:x="7.997cm" svg:y="11.01cm">
          <text:p text:style-name="P1"><text:span text:style-name="T1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3.466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357cm" svg:y="6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1.267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0.158cm" svg:y="8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9.076cm" svg:y="9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7.978cm" svg:y="9.6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787cm" svg:y="11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4.567cm" svg:y="5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6.896cm" svg:y="10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2.191cm" svg:height="1.344cm" svg:x="6.896cm" svg:y="6.3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2.191cm" svg:height="1.349cm" svg:x="15.649cm" svg:y="7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4.54cm" svg:y="8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3.45cm" svg:y="8.9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341cm" svg:y="9.6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1.259cm" svg:y="10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0.161cm" svg:y="11.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7.97cm" svg:y="12.3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6.75cm" svg:y="6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9.079cm" svg:y="11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6.755cm" svg:y="8.3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5.646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4.556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3.447cm" svg:y="10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2.365cm" svg:y="11.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1.267cm" svg:y="11.7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9.076cm" svg:y="13.0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7.856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85cm" svg:y="12.3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7.837cm" svg:y="8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6.728cm" svg:y="9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5.638cm" svg:y="10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4.529cm" svg:y="11.0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3.447cm" svg:y="11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49cm" svg:y="12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58cm" svg:y="13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8cm" svg:y="8.3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67cm" svg:y="13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938cm" svg:y="9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7.829cm" svg:y="10.3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33" draw:layer="layout" svg:width="2.191cm" svg:height="1.349cm" svg:x="16.739cm" svg:y="11.005cm">
          <text:p text:style-name="P1"><text:span text:style-name="T1">(2,9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5.63cm" svg:y="11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48cm" svg:y="12.3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45cm" svg:y="13.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59cm" svg:y="1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39cm" svg:y="8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68cm" svg:y="13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0.177cm" svg:y="1.5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1.275cm" svg:y="2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2.384cm" svg:y="2.9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3.466cm" svg:y="3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4.575cm" svg:y="4.2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6.758cm" svg:y="5.6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5.657cm" svg:y="4.9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7.84cm" svg:y="6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46cm" svg:y="6.9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28cm" svg:y="7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29cm" svg:y="8.3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1.267cm" svg:y="0.9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65cm" svg:y="1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3.474cm" svg:y="2.2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4.556cm" svg:y="2.9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5.665cm" svg:y="3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7.848cm" svg:y="4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6.747cm" svg:y="4.3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cm" svg:y="5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36cm" svg:y="6.3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18cm" svg:y="7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219cm" svg:y="7.6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2.349cm" svg:y="0.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3.447cm" svg:y="0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4.556cm" svg:y="1.5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5.638cm" svg:y="2.2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33" draw:layer="layout" svg:width="2.191cm" svg:height="1.349cm" svg:x="16.747cm" svg:y="2.933cm">
          <text:p text:style-name="P1"><text:span text:style-name="T1">(-4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93cm" svg:y="4.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7.829cm" svg:y="3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012cm" svg:y="4.9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1.118cm" svg:y="5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2cm" svg:y="6.2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3.301cm" svg:y="6.9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9" draw:layer="layout" svg:width="8.935cm" svg:height="7.819cm" svg:x="9.087cm" svg:y="3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14" draw:text-style-name="P2" draw:layer="layout" svg:width="2.191cm" svg:height="1.349cm" svg:x="12.079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85cm" svg:y="4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76cm" svg:y="5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61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567cm" svg:y="7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8.652cm" svg:y="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9.758cm" svg:y="8.4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7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6cm" svg:y="5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61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67cm" svg:y="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52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58cm" svg:y="7.7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7.543cm" svg:y="8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8.649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cm" svg:y="5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86cm" svg:y="5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71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77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62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68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6.453cm" svg:y="9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7.559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77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2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68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53cm" svg:y="8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59cm" svg:y="9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5.344cm" svg:y="9.8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6.45cm" svg:y="10.4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64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7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5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61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6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52cm" svg:y="9.8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4.237cm" svg:y="10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5.343cm" svg:y="11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55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61cm" svg:y="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46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52cm" svg:y="9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37cm" svg:y="9.8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2.043cm" svg:y="10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3.128cm" svg:y="11.1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1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65cm" svg:y="7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71cm" svg:y="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56cm" svg:y="9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762cm" svg:y="9.8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5" draw:layer="layout" svg:width="2.191cm" svg:height="1.349cm" svg:x="9.847cm" svg:y="10.502cm">
          <text:p text:style-name="P1"><text:span text:style-name="T1">(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10.953cm" svg:y="11.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2.038cm" svg:y="11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12.5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4.356cm" svg:y="8.4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62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47cm" svg:y="9.8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53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8.738cm" svg:y="11.1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9.844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10.929cm" svg:y="12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1" draw:layer="layout" svg:width="2.191cm" svg:height="1.349cm" svg:x="10.994cm" svg:y="3.05cm">
          <text:p text:style-name="P1"><text:span text:style-name="T1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8.803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7.66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6.547cm" svg:y="5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5.438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4.348cm" svg:y="7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2.191cm" svg:height="1.349cm" svg:x="3.2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2.191cm" svg:height="1.349cm" svg:x="9.888cm" svg:y="3.7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83cm" svg:y="9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89cm" svg:y="9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474cm" svg:y="10.5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cm" svg:y="11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5cm" svg:y="11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12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6cm" svg:y="13.2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2cm" svg:y="13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8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3.153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4.259cm" svg:y="3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5.344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6.45cm" svg:y="5.0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7.535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8.641cm" svg:y="6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9.726cm" svg:y="7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0.832cm" svg:y="7.7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2.068cm" svg:y="2.3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4.237cm" svg:y="2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5.343cm" svg:y="3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6.428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7.534cm" svg:y="4.4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8.619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9.725cm" svg:y="5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0.81cm" svg:y="6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1.916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3.152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9.913cm" svg:y="2.351cm">
          <text:p text:style-name="P1"><text:span text:style-name="T1">(0,-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22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86cm" svg:y="4.3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466cm" svg:y="5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57cm" svg:y="5.7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67cm" svg:y="6.4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58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8.807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5cm" svg:y="7.7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0.987cm" svg:y="1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1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8.828cm" svg:y="1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37cm" svg:y="3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01cm" svg:y="3.6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381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272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82cm" svg:y="5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3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22cm" svg:y="2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902cm" svg:y="1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86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35" draw:layer="layout" svg:width="2.248cm" svg:height="0.645cm" svg:x="18.627cm" svg:y="2.451cm">
          <draw:text-box>
            <text:p><text:span text:style-name="T1">(202,48)</text:span></text:p>
          </draw:text-box>
        </draw:frame>
        <draw:custom-shape draw:style-name="gr15" draw:text-style-name="P12" draw:layer="layout" svg:width="2.191cm" svg:height="1.349cm" svg:x="7.722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2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395cm" svg:y="3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275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166cm" svg:y="4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76cm" svg:y="5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33cm" svg:y="5.7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1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06cm" svg:y="6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6cm" svg:y="0.3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8cm" svg:y="-0.3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637cm" svg:y="0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1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19cm" svg:y="3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1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09cm" svg:y="4.3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11cm" svg:y="-0.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5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5.531cm" svg:y="-0.3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4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04cm" svg:y="1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.084cm" svg:y="2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25cm" svg:y="3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5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224cm" svg:y="4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25cm" svg:y="0.3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297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05cm" svg:y="-1.0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89cm" svg:y="-1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6.637cm" svg:y="0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6cm" svg:y="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1cm" svg:y="2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.19cm" svg:y="3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081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0.009cm" svg:y="4.3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1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1cm" svg:y="5.7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711cm" svg:y="-0.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95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4.454cm" svg:y="-1.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63cm" svg:y="0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127cm" svg:y="0.9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0.007cm" svg:y="1.6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1.102cm" svg:y="2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92cm" svg:y="3.0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301cm" svg:y="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.348cm" svg:y="-0.3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4.374cm" svg:y="4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28cm" svg:y="-1.6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612cm" svg:y="-2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3.373cm" svg:y="-1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.182cm" svg:y="-0.4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0.046cm" svg:y="0.2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-1.074cm" svg:y="0.9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2.183cm" svg:y="1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3.273cm" svg:y="2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4.382cm" svg:y="3.0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.267cm" svg:y="-1.0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-5.455cm" svg:y="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4.447cm" svg:y="-2.3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5.531cm" svg:y="-3.0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5.261cm" svg:y="1.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6.367cm" svg:y="2.4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7.452cm" svg:y="3.0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8.558cm" svg:y="3.7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9.643cm" svg:y="4.4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0.749cm" svg:y="5.1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1.834cm" svg:y="5.7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2.94cm" svg:y="6.4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176cm" svg:y="1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095cm" svg:y="0.3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1cm" svg:y="-0.3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04cm" svg:y="-0.9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13cm" svg:y="-2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19cm" svg:y="-1.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36cm" svg:y="-3.0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6.555cm" svg:y="-3.7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37cm" svg:y="1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7.476cm" svg:y="1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8.561cm" svg:y="2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9.667cm" svg:y="3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0.752cm" svg:y="3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1.858cm" svg:y="4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2.943cm" svg:y="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4.049cm" svg:y="5.7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285cm" svg:y="0.3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04cm" svg:y="-0.3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19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13cm" svg:y="-1.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22cm" svg:y="-3.0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8cm" svg:y="-2.3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45cm" svg:y="-3.7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7.664cm" svg:y="-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477cm" svg:y="0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583cm" svg:y="1.0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9.668cm" svg:y="1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20.774cm" svg:y="2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1.859cm" svg:y="3.0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2.965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4.05cm" svg:y="4.4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56cm" svg:y="5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392cm" svg:y="-0.2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11cm" svg:y="-0.9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26cm" svg:y="-1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2cm" svg:y="-2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29cm" svg:y="-3.7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5cm" svg:y="-3.0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52cm" svg:y="-4.3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8.771cm" svg:y="-5.0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586cm" svg:y="-0.3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692cm" svg:y="0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777cm" svg:y="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21.883cm" svg:y="1.7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22.968cm" svg:y="2.382cm">
          <text:p text:style-name="P1"><text:span text:style-name="T1">(-6,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4.074cm" svg:y="3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59cm" svg:y="3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65cm" svg:y="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01cm" svg:y="-0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cm" svg:y="-1.6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35cm" svg:y="-2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29cm" svg:y="-3.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38cm" svg:y="-4.3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44cm" svg:y="-3.6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61cm" svg:y="-5.0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9.88cm" svg:y="-5.7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676cm" svg:y="-0.9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782cm" svg:y="-0.3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867cm" svg:y="0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2.973cm" svg:y="1.0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4.058cm" svg:y="1.6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5.164cm" svg:y="2.3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9cm" svg:y="3.0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5cm" svg:y="3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591cm" svg:y="-1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1cm" svg:y="-2.3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5cm" svg:y="-3.0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19cm" svg:y="-3.7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28cm" svg:y="-5.0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-4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51cm" svg:y="-5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0.97cm" svg:y="-6.4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0.875cm" svg:y="9.1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9.766cm" svg:y="9.7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8.676cm" svg:y="10.4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34" draw:layer="layout" svg:width="2.191cm" svg:height="1.349cm" svg:x="17.567cm" svg:y="11.1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6cm" svg:y="11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51cm" svg:y="12.5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61cm" svg:y="13.2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52cm" svg:y="13.8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2.079cm" svg:y="14.5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1.949cm" svg:y="8.4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3.033cm" svg:y="7.7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4.057cm" svg:y="7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66cm" svg:y="6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73cm" svg:y="5.7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82cm" svg:y="5.0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72cm" svg:y="4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1.957cm" svg:y="9.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0.848cm" svg:y="10.4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19.758cm" svg:y="11.1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649cm" svg:y="11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42cm" svg:y="12.5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33cm" svg:y="13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3cm" svg:y="13.8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34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3.161cm" svg:y="15.2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3.031cm" svg:y="9.1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4.115cm" svg:y="8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139cm" svg:y="7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8cm" svg:y="7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5cm" svg:y="6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64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54cm" svg:y="5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4" draw:layer="layout" svg:width="2.191cm" svg:height="1.349cm" svg:x="23.063cm" svg:y="10.463cm">
          <text:p text:style-name="P1"><text:span text:style-name="T1">(0,1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1.954cm" svg:y="11.1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0.864cm" svg:y="11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9.755cm" svg:y="12.5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8.648cm" svg:y="13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9cm" svg:y="13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49cm" svg:y="14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4cm" svg:y="15.2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4.267cm" svg:y="15.9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7" draw:layer="layout" svg:width="2.191cm" svg:height="1.349cm" svg:x="24.137cm" svg:y="9.8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221cm" svg:y="9.1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245cm" svg:y="8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54cm" svg:y="7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61cm" svg:y="7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7cm" svg:y="6.4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0.66cm" svg:y="5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4.148cm" svg:y="11.1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3.039cm" svg:y="11.8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1.949cm" svg:y="12.4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20.84cm" svg:y="13.1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9.733cm" svg:y="13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draw:layer="layout" svg:width="2.191cm" svg:height="1.349cm" svg:x="18.624cm" svg:y="14.5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7.534cm" svg:y="15.2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6.42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15.352cm" svg:y="16.5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5.222cm" svg:y="10.4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6.306cm" svg:y="9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7.33cm" svg:y="9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8.439cm" svg:y="8.4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29.546cm" svg:y="7.7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0.655cm" svg:y="7.0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2.191cm" svg:height="1.349cm" svg:x="31.745cm" svg:y="6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5" draw:layer="layout" svg:width="13.146cm" svg:height="8.108cm" svg:x="10.961cm" svg:y="3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custom-shape draw:style-name="gr41" draw:text-style-name="P37" draw:layer="layout" svg:width="4.535cm" svg:height="2.791cm" svg:x="9.504cm" svg:y="3.722cm">
          <text:p text:style-name="P1"><text:span text:style-name="T3">(1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38" draw:layer="layout" svg:width="4.535cm" svg:height="2.791cm" svg:x="11.8cm" svg:y="2.314cm">
          <text:p text:style-name="P1"><text:span text:style-name="T3">(0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38" draw:layer="layout" svg:width="4.535cm" svg:height="2.791cm" svg:x="11.8cm" svg:y="5.13cm">
          <text:p text:style-name="P1"><text:span text:style-name="T3">(1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37" draw:layer="layout" svg:width="4.535cm" svg:height="2.791cm" svg:x="14.096cm" svg:y="3.722cm">
          <text:p text:style-name="P1"><text:span text:style-name="T3">(0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9" draw:layer="layout" svg:width="4.535cm" svg:height="2.791cm" svg:x="14.096cm" svg:y="6.538cm">
          <text:p text:style-name="P1"><text:span text:style-name="T3">(1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38" draw:layer="layout" svg:width="4.535cm" svg:height="2.791cm" svg:x="16.392cm" svg:y="5.13cm">
          <text:p text:style-name="P1"><text:span text:style-name="T3">(0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38" draw:layer="layout" svg:width="4.535cm" svg:height="2.791cm" svg:x="7.208cm" svg:y="5.13cm">
          <text:p text:style-name="P1"><text:span text:style-name="T3">(2,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9" draw:layer="layout" svg:width="4.535cm" svg:height="2.791cm" svg:x="9.504cm" svg:y="6.538cm">
          <text:p text:style-name="P1"><text:span text:style-name="T3">(2,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40" draw:layer="layout" svg:width="4.535cm" svg:height="2.791cm" svg:x="11.8cm" svg:y="7.946cm">
          <text:p text:style-name="P1"><text:span text:style-name="T3">(2,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40" draw:layer="layout" svg:width="4.535cm" svg:height="2.791cm" svg:x="16.392cm" svg:y="7.946cm">
          <text:p text:style-name="P1"><text:span text:style-name="T3">(1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9" draw:layer="layout" svg:width="4.535cm" svg:height="2.791cm" svg:x="18.688cm" svg:y="6.538cm">
          <text:p text:style-name="P1"><text:span text:style-name="T3">(0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9" draw:layer="layout" svg:width="4.535cm" svg:height="2.791cm" svg:x="14.096cm" svg:y="9.354cm">
          <text:p text:style-name="P1"><text:span text:style-name="T3">(2,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5" draw:layer="layout" svg:width="10.768cm" svg:height="6.218cm" svg:x="6.349cm" svg:y="5.16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41" draw:layer="layout" svg:width="1.535cm" svg:height="0.645cm" svg:x="13.864cm" svg:y="1.551cm">
          <draw:text-box>
            <text:p><text:span text:style-name="T1">(0,0)</text:span></text:p>
          </draw:text-box>
        </draw:frame>
        <draw:custom-shape draw:style-name="gr46" draw:text-style-name="P5" draw:layer="layout" svg:width="4.525cm" svg:height="2.791cm" svg:x="20.928cm" svg:y="7.9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custom-shape draw:style-name="gr41" draw:text-style-name="P26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20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20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20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42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43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43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42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5" draw:layer="layout" svg:width="12.47cm" svg:height="8.756cm" svg:x="10.861cm" svg:y="3.07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6" draw:layer="layout" svg:width="1.535cm" svg:height="0.645cm" svg:x="11.8cm" svg:y="1.683cm">
          <draw:text-box>
            <text:p><text:span text:style-name="T1">(0,0)</text:span></text:p>
          </draw:text-box>
        </draw:frame>
        <draw:custom-shape draw:style-name="gr49" draw:text-style-name="P5" draw:layer="layout" svg:width="4.592cm" svg:height="2.791cm" svg:x="8.179cm" svg:y="7.911cm">
          <text:p/>
          <draw:enhanced-geometry svg:viewBox="0 0 21600 21600" draw:type="rectangle" draw:enhanced-path="M 0 0 L 21600 0 21600 21600 0 21600 0 0 Z N"/>
        </draw:custom-shape>
        <draw:frame draw:style-name="gr50" draw:text-style-name="P6" draw:layer="layout" svg:width="2.928cm" svg:height="0.962cm" svg:x="21.752cm" svg:y="9.76cm">
          <draw:text-box>
            <text:p>1 unidad</text:p>
          </draw:text-box>
        </draw:frame>
        <draw:frame draw:style-name="gr8" draw:text-style-name="P6" draw:layer="layout" svg:width="1.886cm" svg:height="1.039cm" svg:x="9.708cm" svg:y="2.457cm">
          <draw:text-box>
            <text:p><text:span text:style-name="T1">(-20,10)</text:span></text:p>
          </draw:text-box>
        </draw:frame>
        <draw:frame draw:style-name="gr9" draw:text-style-name="P6" draw:layer="layout" svg:width="1.535cm" svg:height="0.645cm" svg:x="6.244cm" svg:y="1.631cm">
          <draw:text-box>
            <text:p><text:span text:style-name="T1">-64</text:span></text:p>
          </draw:text-box>
        </draw:frame>
        <draw:frame draw:style-name="gr8" draw:text-style-name="P6" draw:layer="layout" svg:width="2.02cm" svg:height="1.039cm" svg:x="9.78cm" svg:y="11.959cm">
          <draw:text-box>
            <text:p><text:span text:style-name="T1">(-20,106)</text:span></text:p>
          </draw:text-box>
        </draw:frame>
        <draw:frame draw:style-name="gr8" draw:text-style-name="P6" draw:layer="layout" svg:width="2.58cm" svg:height="1.039cm" svg:x="22.483cm" svg:y="2.49cm">
          <draw:text-box>
            <text:p><text:span text:style-name="T1">(160,10)</text:span></text:p>
          </draw:text-box>
        </draw:frame>
        <draw:frame draw:style-name="gr8" draw:text-style-name="P6" draw:layer="layout" svg:width="2.02cm" svg:height="1.039cm" svg:x="22.432cm" svg:y="11.834cm">
          <draw:text-box>
            <text:p><text:span text:style-name="T1">(160,106)</text:span></text:p>
          </draw:text-box>
        </draw:frame>
        <draw:custom-shape draw:style-name="gr51" draw:text-style-name="P5" draw:layer="layout" svg:width="10.271cm" svg:height="4.065cm" svg:x="13.902cm" svg:y="5.6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custom-shape draw:style-name="gr52" draw:text-style-name="P44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45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45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44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44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45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43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44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5" draw:layer="layout" svg:width="10.768cm" svg:height="6.218cm" svg:x="6.416cm" svg:y="3.48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cm" svg:y1="1.852cm" svg:x2="11.8cm" svg:y2="14.103cm">
          <text:p/>
        </draw:line>
        <draw:line draw:style-name="gr5" draw:text-style-name="P5" draw:layer="layout" svg:x1="16.325cm" svg:y1="2.038cm" svg:x2="16.325cm" svg:y2="14.289cm">
          <text:p/>
        </draw:line>
        <draw:line draw:style-name="gr5" draw:text-style-name="P5" draw:layer="layout" svg:x1="20.928cm" svg:y1="2.382cm" svg:x2="20.928cm" svg:y2="14.633cm">
          <text:p/>
        </draw:line>
        <draw:line draw:style-name="gr5" draw:text-style-name="P5" draw:layer="layout" svg:x1="7.223cm" svg:y1="1.906cm" svg:x2="7.223cm" svg:y2="14.157cm">
          <text:p/>
        </draw:line>
        <draw:line draw:style-name="gr5" draw:text-style-name="P5" draw:layer="layout" svg:x1="5.292cm" svg:y1="2.276cm" svg:x2="23.495cm" svg:y2="2.276cm">
          <text:p/>
        </draw:line>
        <draw:line draw:style-name="gr5" draw:text-style-name="P5" draw:layer="layout" svg:x1="4.896cm" svg:y1="5.16cm" svg:x2="23.099cm" svg:y2="5.16cm">
          <text:p/>
        </draw:line>
        <draw:line draw:style-name="gr5" draw:text-style-name="P5" draw:layer="layout" svg:x1="4.896cm" svg:y1="7.911cm" svg:x2="23.099cm" svg:y2="7.911cm">
          <text:p/>
        </draw:line>
        <draw:line draw:style-name="gr5" draw:text-style-name="P5" draw:layer="layout" svg:x1="4.896cm" svg:y1="10.769cm" svg:x2="23.099cm" svg:y2="10.769cm">
          <text:p/>
        </draw:line>
        <draw:line draw:style-name="gr5" draw:text-style-name="P5" draw:layer="layout" svg:x1="4.896cm" svg:y1="13.574cm" svg:x2="23.099cm" svg:y2="13.574cm">
          <text:p/>
        </draw:line>
        <draw:frame draw:style-name="gr9" draw:text-style-name="P6" draw:layer="layout" svg:width="1.535cm" svg:height="0.645cm" svg:x="13.864cm" svg:y="1.551cm">
          <draw:text-box>
            <text:p><text:span text:style-name="T1">(0,0)</text:span></text:p>
          </draw:text-box>
        </draw:frame>
        <draw:custom-shape draw:style-name="gr46" draw:text-style-name="P5" draw:layer="layout" svg:width="4.525cm" svg:height="2.791cm" svg:x="14.039cm" svg:y="6.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custom-shape draw:style-name="gr42" draw:text-style-name="P45" draw:layer="layout" svg:width="4.535cm" svg:height="2.791cm" svg:x="5.663cm" svg:y="2.032cm">
          <text:p text:style-name="P1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45" draw:layer="layout" svg:width="4.535cm" svg:height="2.791cm" svg:x="10.198cm" svg:y="2.032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45" draw:layer="layout" svg:width="4.535cm" svg:height="2.791cm" svg:x="5.663cm" svg:y="4.823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45" draw:layer="layout" svg:width="4.535cm" svg:height="2.791cm" svg:x="10.198cm" svg:y="4.823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5" draw:layer="layout" svg:width="4.525cm" svg:height="2.791cm" svg:x="10.198cm" svg:y="4.8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custom-shape draw:style-name="gr53" draw:text-style-name="P1" draw:layer="layout" svg:width="2.788cm" svg:height="0.957cm" svg:x="4.722cm" svg:y="2.157cm">
          <text:p text:style-name="P1">toch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custom-shape draw:style-name="gr54" draw:text-style-name="P45" draw:layer="layout" svg:width="5.816cm" svg:height="2.949cm" svg:x="4.31cm" svg:y="7.96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5" draw:layer="layout" svg:width="5.816cm" svg:height="2.949cm" svg:x="4.31cm" svg:y="7.96cm">
          <text:p/>
          <draw:enhanced-geometry svg:viewBox="0 0 21600 21600" draw:type="rectangle" draw:enhanced-path="M 0 0 L 21600 0 21600 21600 0 21600 0 0 Z N"/>
        </draw:custom-shape>
        <draw:g>
          <draw:frame draw:style-name="gr10" draw:text-style-name="P5" draw:layer="layout" svg:width="6.462cm" svg:height="4.064cm" svg:x="4.779cm" svg:y="6.872cm">
            <draw:image xlink:href="Pictures/100002010000011B000000B202693CF3861DDDDA.png" xlink:type="simple" xlink:show="embed" xlink:actuate="onLoad">
              <text:p/>
            </draw:image>
          </draw:frame>
          <draw:custom-shape draw:style-name="gr56" draw:text-style-name="P5" draw:layer="layout" svg:width="3.436cm" svg:height="4.191cm" svg:x="5.719cm" svg:y="6.7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8" draw:layer="layout" svg:width="0.245cm" svg:height="0.242cm" svg:x="7.102cm" svg:y="10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8" draw:text-style-name="P35" draw:layer="layout" svg:width="4.464cm" svg:height="0.887cm" svg:x="1.888cm" svg:y="4.277cm">
          <draw:text-box>
            <text:p><text:span text:style-name="T4">Dest.y = tile.y + entity.y – rect.h</text:span></text:p>
            <text:p><text:span text:style-name="T4">Dest.x = tile.x + entity.x</text:span></text:p>
          </draw:text-box>
        </draw:frame>
        <draw:custom-shape draw:style-name="gr59" draw:text-style-name="P1" draw:layer="layout" svg:width="0.228cm" svg:height="0.229cm" svg:x="7.108cm" svg:y="1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5T13:50:38.214034722</meta:creation-date>
    <dc:date>2021-07-29T23:25:55.172669458</dc:date>
    <meta:editing-duration>PT3H41M27S</meta:editing-duration>
    <meta:editing-cycles>25</meta:editing-cycles>
    <meta:generator>LibreOffice/6.0.7.3$Linux_X86_64 LibreOffice_project/00m0$Build-3</meta:generator>
    <meta:document-statistic meta:object-count="931"/>
  </office:meta>
</office:document-meta>
</file>